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7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84.74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15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rramentas">
      <style:table-properties table:display="true" style:writing-mode="lr-tb"/>
    </style:style>
    <style:style style:name="ta2" style:family="table" style:master-page-name="PageStyle_5f_Github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06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06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a88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06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a887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4" style:family="table-cell" style:parent-style-name="Default">
      <style:table-cell-properties fo:background-color="#fff06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EVEN(ROW()))" style:apply-style-name="ConditionalStyle_5f_1" style:base-cell-address="Github.A2"/>
    </style:style>
    <style:style style:name="ce17" style:family="table-cell" style:parent-style-name="Default">
      <style:table-cell-properties fo:background-color="#fa887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EVEN(ROW()))" style:apply-style-name="ConditionalStyle_5f_1" style:base-cell-address="Github.A2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62ff6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a887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rramen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s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Licenç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toML</text:p>
          </table:table-cell>
          <table:table-cell table:style-name="ce2" office:value-type="string" calcext:value-type="string">
            <text:p>AutoGluon</text:p>
          </table:table-cell>
          <table:table-cell table:style-name="ce3" office:value-type="string" calcext:value-type="string">
            <text:p><text:a xlink:href="https://github.com/awslabs/autogluon" xlink:type="simple">https://github.com/awslabs/autogluon</text:a></text:p>
          </table:table-cell>
          <table:table-cell table:style-name="ce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toML</text:p>
          </table:table-cell>
          <table:table-cell table:style-name="ce1" office:value-type="string" calcext:value-type="string">
            <text:p>AutoKeras</text:p>
          </table:table-cell>
          <table:table-cell table:style-name="ce4" office:value-type="string" calcext:value-type="string">
            <text:p><text:a xlink:href="https://github.com/keras-team/autokeras" xlink:type="simple">https://github.com/keras-team/autokeras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toML</text:p>
          </table:table-cell>
          <table:table-cell table:style-name="ce1" office:value-type="string" calcext:value-type="string">
            <text:p>AutoPyTorch</text:p>
          </table:table-cell>
          <table:table-cell table:style-name="ce4" office:value-type="string" calcext:value-type="string">
            <text:p><text:a xlink:href="https://github.com/automl/Auto-PyTorch" xlink:type="simple">https://github.com/automl/Auto-PyTorch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toML</text:p>
          </table:table-cell>
          <table:table-cell table:style-name="ce1" office:value-type="string" calcext:value-type="string">
            <text:p>AutoSKLearn</text:p>
          </table:table-cell>
          <table:table-cell table:style-name="ce4" office:value-type="string" calcext:value-type="string">
            <text:p><text:a xlink:href="https://github.com/automl/auto-sklearn" xlink:type="simple">https://github.com/automl/auto-sklearn</text:a></text:p>
          </table:table-cell>
          <table:table-cell table:style-name="ce1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toML</text:p>
          </table:table-cell>
          <table:table-cell table:style-name="ce1" office:value-type="string" calcext:value-type="string">
            <text:p>MLBox</text:p>
          </table:table-cell>
          <table:table-cell table:style-name="ce4" office:value-type="string" calcext:value-type="string">
            <text:p><text:a xlink:href="https://github.com/AxeldeRomblay/MLBox" xlink:type="simple">https://github.com/AxeldeRomblay/MLBox</text:a></text:p>
          </table:table-cell>
          <table:table-cell table:style-name="ce1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I/CD </text:p>
          </table:table-cell>
          <table:table-cell table:style-name="ce2" office:value-type="string" calcext:value-type="string">
            <text:p>CML</text:p>
          </table:table-cell>
          <table:table-cell table:style-name="ce3" office:value-type="string" calcext:value-type="string">
            <text:p><text:a xlink:href="https://github.com/iterative/cml" xlink:type="simple">https://github.com/iterative/cml</text:a></text:p>
          </table:table-cell>
          <table:table-cell table:style-name="ce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n Job Monitoring</text:p>
          </table:table-cell>
          <table:table-cell table:style-name="ce2" office:value-type="string" calcext:value-type="string">
            <text:p>minicron</text:p>
          </table:table-cell>
          <table:table-cell table:style-name="ce3" office:value-type="string" calcext:value-type="string">
            <text:p><text:a xlink:href="https://github.com/jamesrwhite/minicron" xlink:type="simple">https://github.com/jamesrwhite/minicron</text:a></text:p>
          </table:table-cell>
          <table:table-cell table:style-name="ce2" office:value-type="string" calcext:value-type="string">
            <text:p>GPL-3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on Job Monitoring</text:p>
          </table:table-cell>
          <table:table-cell table:style-name="ce1" office:value-type="string" calcext:value-type="string">
            <text:p>healthchecks</text:p>
          </table:table-cell>
          <table:table-cell table:style-name="ce5" office:value-type="string" calcext:value-type="string">
            <text:p><text:a xlink:href="https://github.com/healthchecks/healthchecks" xlink:type="simple">https://github.com/healthchecks/healthchecks</text:a></text:p>
          </table:table-cell>
          <table:table-cell table:style-name="ce1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Exploration</text:p>
          </table:table-cell>
          <table:table-cell table:style-name="ce2" office:value-type="string" calcext:value-type="string">
            <text:p>Apache Zeppelin</text:p>
          </table:table-cell>
          <table:table-cell table:style-name="ce3" office:value-type="string" calcext:value-type="string">
            <text:p><text:a xlink:href="https://github.com/apache/zeppelin" xlink:type="simple">https://github.com/apache/zeppelin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Exploration</text:p>
          </table:table-cell>
          <table:table-cell table:style-name="ce1" office:value-type="string" calcext:value-type="string">
            <text:p>Jupyter Notebook</text:p>
          </table:table-cell>
          <table:table-cell table:style-name="ce4" office:value-type="string" calcext:value-type="string">
            <text:p><text:a xlink:href="https://github.com/jupyter/notebook" xlink:type="simple">https://github.com/jupyter/notebook</text:a></text:p>
          </table:table-cell>
          <table:table-cell table:style-name="ce1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Exploration</text:p>
          </table:table-cell>
          <table:table-cell table:style-name="ce1" office:value-type="string" calcext:value-type="string">
            <text:p>Polynote</text:p>
          </table:table-cell>
          <table:table-cell table:style-name="ce4" office:value-type="string" calcext:value-type="string">
            <text:p><text:a xlink:href="https://github.com/polynote/polynote" xlink:type="simple">https://github.com/polynote/polynote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Management</text:p>
          </table:table-cell>
          <table:table-cell table:style-name="ce2" office:value-type="string" calcext:value-type="string">
            <text:p>dvc</text:p>
          </table:table-cell>
          <table:table-cell table:style-name="ce6" office:value-type="string" calcext:value-type="string">
            <text:p><text:a xlink:href="https://github.com/iterative/dvc" xlink:type="simple">https://github.com/iterative/dvc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Management</text:p>
          </table:table-cell>
          <table:table-cell table:style-name="ce1" office:value-type="string" calcext:value-type="string">
            <text:p>Arrikto</text:p>
          </table:table-cell>
          <table:table-cell table:style-name="ce7" office:value-type="string" calcext:value-type="string">
            <text:p><text:a xlink:href="https://github.com/arrikto" xlink:type="simple">https://github.com/arrikto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Management</text:p>
          </table:table-cell>
          <table:table-cell table:style-name="ce1" office:value-type="string" calcext:value-type="string">
            <text:p>Intake</text:p>
          </table:table-cell>
          <table:table-cell table:style-name="ce4" office:value-type="string" calcext:value-type="string">
            <text:p><text:a xlink:href="https://github.com/intake/intake" xlink:type="simple">https://github.com/intake/intake</text:a></text:p>
          </table:table-cell>
          <table:table-cell table:style-name="ce1" office:value-type="string" calcext:value-type="string">
            <text:p>BSD-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Management</text:p>
          </table:table-cell>
          <table:table-cell table:style-name="ce1" office:value-type="string" calcext:value-type="string">
            <text:p>lakeFS</text:p>
          </table:table-cell>
          <table:table-cell table:style-name="ce4" office:value-type="string" calcext:value-type="string">
            <text:p><text:a xlink:href="https://github.com/treeverse/lakeFS" xlink:type="simple">https://github.com/treeverse/lakeFS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Processing</text:p>
          </table:table-cell>
          <table:table-cell table:style-name="ce2" office:value-type="string" calcext:value-type="string">
            <text:p>Airflow</text:p>
          </table:table-cell>
          <table:table-cell table:style-name="ce3" office:value-type="string" calcext:value-type="string">
            <text:p><text:a xlink:href="https://github.com/apache/airflow" xlink:type="simple">https://github.com/apache/airflow</text:a></text:p>
          </table:table-cell>
          <table:table-cell table:style-name="ce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Processing</text:p>
          </table:table-cell>
          <table:table-cell table:style-name="ce1" office:value-type="string" calcext:value-type="string">
            <text:p>Hadoop</text:p>
          </table:table-cell>
          <table:table-cell table:style-name="ce4" office:value-type="string" calcext:value-type="string">
            <text:p><text:a xlink:href="https://github.com/apache/hadoop" xlink:type="simple">https://github.com/apache/hadoop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Processing</text:p>
          </table:table-cell>
          <table:table-cell table:style-name="ce1" office:value-type="string" calcext:value-type="string">
            <text:p>Spark</text:p>
          </table:table-cell>
          <table:table-cell table:style-name="ce4" office:value-type="string" calcext:value-type="string">
            <text:p><text:a xlink:href="https://github.com/apache/Spark" xlink:type="simple">https://github.com/apache/Spark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Processing</text:p>
          </table:table-cell>
          <table:table-cell table:style-name="ce1" office:value-type="string" calcext:value-type="string">
            <text:p>Dagster</text:p>
          </table:table-cell>
          <table:table-cell table:style-name="ce4" office:value-type="string" calcext:value-type="string">
            <text:p><text:a xlink:href="https://github.com/dagster-io/dagster" xlink:type="simple">https://github.com/dagster-io/dagster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Validation</text:p>
          </table:table-cell>
          <table:table-cell table:style-name="ce2" office:value-type="string" calcext:value-type="string">
            <text:p>Cerberus</text:p>
          </table:table-cell>
          <table:table-cell table:style-name="ce6" office:value-type="string" calcext:value-type="string">
            <text:p><text:a xlink:href="https://github.com/pyeve/cerberus" xlink:type="simple">https://github.com/pyeve/cerberus</text:a></text:p>
          </table:table-cell>
          <table:table-cell table:style-name="ce2" office:value-type="string" calcext:value-type="string">
            <text:p>IS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Visualization</text:p>
          </table:table-cell>
          <table:table-cell table:style-name="ce2" office:value-type="string" calcext:value-type="string">
            <text:p>dash</text:p>
          </table:table-cell>
          <table:table-cell table:style-name="ce6" office:value-type="string" calcext:value-type="string">
            <text:p><text:a xlink:href="https://github.com/plotly/dash" xlink:type="simple">https://github.com/plotly/dash</text:a></text:p>
          </table:table-cell>
          <table:table-cell table:style-name="ce2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Visualization</text:p>
          </table:table-cell>
          <table:table-cell table:style-name="ce1" office:value-type="string" calcext:value-type="string">
            <text:p>Data Studio</text:p>
          </table:table-cell>
          <table:table-cell table:style-name="ce7" office:value-type="string" calcext:value-type="string">
            <text:p><text:a xlink:href="https://github.com/googledatastudio/" xlink:type="simple">https://github.com/googledatastudio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Visualization</text:p>
          </table:table-cell>
          <table:table-cell table:style-name="ce1" office:value-type="string" calcext:value-type="string">
            <text:p>Facets</text:p>
          </table:table-cell>
          <table:table-cell table:style-name="ce4" office:value-type="string" calcext:value-type="string">
            <text:p><text:a xlink:href="https://github.com/PAIR-code/facets" xlink:type="simple">https://github.com/PAIR-code/facets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Visualization</text:p>
          </table:table-cell>
          <table:table-cell table:style-name="ce1" office:value-type="string" calcext:value-type="string">
            <text:p>Metabase</text:p>
          </table:table-cell>
          <table:table-cell table:style-name="ce4" office:value-type="string" calcext:value-type="string">
            <text:p><text:a xlink:href="https://github.com/metabase/metabase" xlink:type="simple">https://github.com/metabase/metabase</text:a></text:p>
          </table:table-cell>
          <table:table-cell table:style-name="ce14" office:value-type="string" calcext:value-type="string">
            <text:p>AGPL / Commercia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Visualization</text:p>
          </table:table-cell>
          <table:table-cell table:style-name="ce1" office:value-type="string" calcext:value-type="string">
            <text:p>Redash</text:p>
          </table:table-cell>
          <table:table-cell table:style-name="ce4" office:value-type="string" calcext:value-type="string">
            <text:p><text:a xlink:href="https://github.com/getredash/redash" xlink:type="simple">https://github.com/getredash/redash</text:a></text:p>
          </table:table-cell>
          <table:table-cell table:style-name="ce1" office:value-type="string" calcext:value-type="string">
            <text:p>BSD-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Visualization</text:p>
          </table:table-cell>
          <table:table-cell table:style-name="ce1" office:value-type="string" calcext:value-type="string">
            <text:p>Superset</text:p>
          </table:table-cell>
          <table:table-cell table:style-name="ce4" office:value-type="string" calcext:value-type="string">
            <text:p><text:a xlink:href="https://github.com/apache/superset" xlink:type="simple">https://github.com/apache/superset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 Visualization</text:p>
          </table:table-cell>
          <table:table-cell table:style-name="ce1" office:value-type="string" calcext:value-type="string">
            <text:p>Tableau</text:p>
          </table:table-cell>
          <table:table-cell table:style-name="ce8" office:value-type="string" calcext:value-type="string">
            <text:p><text:a xlink:href="https://github.com/tableau" xlink:type="simple">https://github.com/tableau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 Store</text:p>
          </table:table-cell>
          <table:table-cell table:style-name="ce2" office:value-type="string" calcext:value-type="string">
            <text:p>Butterfree</text:p>
          </table:table-cell>
          <table:table-cell table:style-name="ce6" office:value-type="string" calcext:value-type="string">
            <text:p><text:a xlink:href="https://github.com/quintoandar/butterfree" xlink:type="simple">https://github.com/quintoandar/butterfree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ature Store</text:p>
          </table:table-cell>
          <table:table-cell table:style-name="ce1" office:value-type="string" calcext:value-type="string">
            <text:p>ByteHub</text:p>
          </table:table-cell>
          <table:table-cell table:style-name="ce4" office:value-type="string" calcext:value-type="string">
            <text:p><text:a xlink:href="https://github.com/bytehub-ai/bytehub" xlink:type="simple">https://github.com/bytehub-ai/bytehub</text:a></text:p>
          </table:table-cell>
          <table:table-cell table:style-name="ce1" office:value-type="string" calcext:value-type="string">
            <text:p>GPL-3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ature Store</text:p>
          </table:table-cell>
          <table:table-cell table:style-name="ce1" office:value-type="string" calcext:value-type="string">
            <text:p>Feast</text:p>
          </table:table-cell>
          <table:table-cell table:style-name="ce4" office:value-type="string" calcext:value-type="string">
            <text:p><text:a xlink:href="https://github.com/feast-dev/feast" xlink:type="simple">https://github.com/feast-dev/feast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yperparameter Tuning</text:p>
          </table:table-cell>
          <table:table-cell table:style-name="ce2" office:value-type="string" calcext:value-type="string">
            <text:p>Hyperas</text:p>
          </table:table-cell>
          <table:table-cell table:style-name="ce9" office:value-type="string" calcext:value-type="string">
            <text:p><text:a xlink:href="https://github.com/maxpumperla/hyperas" xlink:type="simple">https://github.com/maxpumperla/hyperas</text:a></text:p>
          </table:table-cell>
          <table:table-cell table:style-name="ce2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yperparameter Tuning</text:p>
          </table:table-cell>
          <table:table-cell table:style-name="ce1" office:value-type="string" calcext:value-type="string">
            <text:p>Hyperopt</text:p>
          </table:table-cell>
          <table:table-cell table:style-name="ce4" office:value-type="string" calcext:value-type="string">
            <text:p><text:a xlink:href="https://github.com/hyperopt/hyperopt" xlink:type="simple">https://github.com/hyperopt/hyperopt</text:a></text:p>
          </table:table-cell>
          <table:table-cell table:style-name="ce1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yperparameter Tuning</text:p>
          </table:table-cell>
          <table:table-cell table:style-name="ce1" office:value-type="string" calcext:value-type="string">
            <text:p>Katib</text:p>
          </table:table-cell>
          <table:table-cell table:style-name="ce4" office:value-type="string" calcext:value-type="string">
            <text:p><text:a xlink:href="https://github.com/kubeflow/katib" xlink:type="simple">https://github.com/kubeflow/katib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yperparameter Tuning</text:p>
          </table:table-cell>
          <table:table-cell table:style-name="ce1" office:value-type="string" calcext:value-type="string">
            <text:p>optuna</text:p>
          </table:table-cell>
          <table:table-cell table:style-name="ce4" office:value-type="string" calcext:value-type="string">
            <text:p><text:a xlink:href="https://github.com/optuna/optuna" xlink:type="simple">https://github.com/optuna/optuna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yperparameter Tuning</text:p>
          </table:table-cell>
          <table:table-cell table:style-name="ce1" office:value-type="string" calcext:value-type="string">
            <text:p>Scikit Optimize</text:p>
          </table:table-cell>
          <table:table-cell table:style-name="ce4" office:value-type="string" calcext:value-type="string">
            <text:p><text:a xlink:href="https://github.com/scikit-optimize/scikit-optimize" xlink:type="simple">https://github.com/scikit-optimize/scikit-optimize</text:a></text:p>
          </table:table-cell>
          <table:table-cell table:style-name="ce1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yperparameter Tuning</text:p>
          </table:table-cell>
          <table:table-cell table:style-name="ce1" office:value-type="string" calcext:value-type="string">
            <text:p>Tune</text:p>
          </table:table-cell>
          <table:table-cell table:style-name="ce4" office:value-type="string" calcext:value-type="string">
            <text:p><text:a xlink:href="https://github.com/ray-project/ray/tree/master/python/ray/tune" xlink:type="simple">https://github.com/ray-project/ray/tree/master/python/ray/tune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el Interpretability</text:p>
          </table:table-cell>
          <table:table-cell table:style-name="ce2" office:value-type="string" calcext:value-type="string">
            <text:p>Alibi</text:p>
          </table:table-cell>
          <table:table-cell table:style-name="ce6" office:value-type="string" calcext:value-type="string">
            <text:p><text:a xlink:href="https://github.com/SeldonIO/alibi" xlink:type="simple">https://github.com/SeldonIO/alibi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Interpretability</text:p>
          </table:table-cell>
          <table:table-cell table:style-name="ce1" office:value-type="string" calcext:value-type="string">
            <text:p>InterpretML</text:p>
          </table:table-cell>
          <table:table-cell table:style-name="ce4" office:value-type="string" calcext:value-type="string">
            <text:p><text:a xlink:href="https://github.com/interpretml/interpret" xlink:type="simple">https://github.com/interpretml/interpret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Interpretability</text:p>
          </table:table-cell>
          <table:table-cell table:style-name="ce1" office:value-type="string" calcext:value-type="string">
            <text:p>LIME</text:p>
          </table:table-cell>
          <table:table-cell table:style-name="ce4" office:value-type="string" calcext:value-type="string">
            <text:p><text:a xlink:href="https://github.com/marcotcr/lime" xlink:type="simple">https://github.com/marcotcr/lime</text:a></text:p>
          </table:table-cell>
          <table:table-cell table:style-name="ce1" office:value-type="string" calcext:value-type="string">
            <text:p>BSD-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Interpretability</text:p>
          </table:table-cell>
          <table:table-cell table:style-name="ce1" office:value-type="string" calcext:value-type="string">
            <text:p>SHAP</text:p>
          </table:table-cell>
          <table:table-cell table:style-name="ce4" office:value-type="string" calcext:value-type="string">
            <text:p><text:a xlink:href="https://github.com/slundberg/shap" xlink:type="simple">https://github.com/slundberg/shap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el Lifecycle</text:p>
          </table:table-cell>
          <table:table-cell table:style-name="ce2" office:value-type="string" calcext:value-type="string">
            <text:p>Comet</text:p>
          </table:table-cell>
          <table:table-cell table:style-name="ce10" office:value-type="string" calcext:value-type="string">
            <text:p><text:a xlink:href="https://github.com/comet-ml" xlink:type="simple">https://github.com/comet-ml</text:a>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" office:value-type="string" calcext:value-type="string">
            <text:p>Model Lifecycle</text:p>
          </table:table-cell>
          <table:table-cell table:style-name="ce1" office:value-type="string" calcext:value-type="string">
            <text:p>Mlflow</text:p>
          </table:table-cell>
          <table:table-cell table:style-name="ce4" office:value-type="string" calcext:value-type="string">
            <text:p><text:a xlink:href="https://github.com/mlflow/mlflow" xlink:type="simple">https://github.com/mlflow/mlflow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Lifecycle</text:p>
          </table:table-cell>
          <table:table-cell table:style-name="ce1" office:value-type="string" calcext:value-type="string">
            <text:p>ModelDB</text:p>
          </table:table-cell>
          <table:table-cell table:style-name="ce5" office:value-type="string" calcext:value-type="string">
            <text:p><text:a xlink:href="https://github.com/VertaAI/modeldb/" xlink:type="simple">https://github.com/VertaAI/modeldb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Lifecycle</text:p>
          </table:table-cell>
          <table:table-cell table:style-name="ce1" office:value-type="string" calcext:value-type="string">
            <text:p>Neptune AI</text:p>
          </table:table-cell>
          <table:table-cell table:style-name="ce8" office:value-type="string" calcext:value-type="string">
            <text:p><text:a xlink:href="https://github.com/neptune-ai" xlink:type="simple">https://github.com/neptune-ai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 Lifecycle</text:p>
          </table:table-cell>
          <table:table-cell table:style-name="ce1" office:value-type="string" calcext:value-type="string">
            <text:p>Replicate</text:p>
          </table:table-cell>
          <table:table-cell table:style-name="ce4" office:value-type="string" calcext:value-type="string">
            <text:p><text:a xlink:href="https://github.com/replicate/keepsake" xlink:type="simple">https://github.com/replicate/keepsake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Lifecycle</text:p>
          </table:table-cell>
          <table:table-cell table:style-name="ce1" office:value-type="string" calcext:value-type="string">
            <text:p>Sacred</text:p>
          </table:table-cell>
          <table:table-cell table:style-name="ce4" office:value-type="string" calcext:value-type="string">
            <text:p><text:a xlink:href="https://github.com/IDSIA/sacred" xlink:type="simple">https://github.com/IDSIA/sacred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el Serving</text:p>
          </table:table-cell>
          <table:table-cell table:style-name="ce2" office:value-type="string" calcext:value-type="string">
            <text:p>BentoML</text:p>
          </table:table-cell>
          <table:table-cell table:style-name="ce6" office:value-type="string" calcext:value-type="string">
            <text:p><text:a xlink:href="https://github.com/bentoml/BentoML" xlink:type="simple">https://github.com/bentoml/BentoML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BudgetML</text:p>
          </table:table-cell>
          <table:table-cell table:style-name="ce4" office:value-type="string" calcext:value-type="string">
            <text:p><text:a xlink:href="https://github.com/ebhy/budgetml" xlink:type="simple">https://github.com/ebhy/budgetml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Cortex</text:p>
          </table:table-cell>
          <table:table-cell table:style-name="ce4" office:value-type="string" calcext:value-type="string">
            <text:p><text:a xlink:href="https://github.com/cortexlabs/cortex" xlink:type="simple">https://github.com/cortexlabs/cortex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GraphPipe</text:p>
          </table:table-cell>
          <table:table-cell table:style-name="ce11" office:value-type="string" calcext:value-type="string">
            <text:p><text:a xlink:href="https://github.com/oracle/graphpipe" xlink:type="simple">https://github.com/oracle/graphpipe</text:a></text:p>
          </table:table-cell>
          <table:table-cell table:style-name="ce1" office:value-type="string" calcext:value-type="string">
            <text:p>UP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KFServing</text:p>
          </table:table-cell>
          <table:table-cell table:style-name="ce4" office:value-type="string" calcext:value-type="string">
            <text:p><text:a xlink:href="https://github.com/kubeflow/kfserving" xlink:type="simple">https://github.com/kubeflow/kfserving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PredictionIO</text:p>
          </table:table-cell>
          <table:table-cell table:style-name="ce11" office:value-type="string" calcext:value-type="string">
            <text:p><text:a xlink:href="https://github.com/apache/attic-predictionio" xlink:type="simple">https://github.com/apache/attic-predictionio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Seldon</text:p>
          </table:table-cell>
          <table:table-cell table:style-name="ce8" office:value-type="string" calcext:value-type="string">
            <text:p><text:a xlink:href="https://github.com/SeldonIO" xlink:type="simple">https://github.com/SeldonIO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Streamlit</text:p>
          </table:table-cell>
          <table:table-cell table:style-name="ce4" office:value-type="string" calcext:value-type="string">
            <text:p><text:a xlink:href="https://github.com/streamlit/streamlit" xlink:type="simple">https://github.com/streamlit/streamlit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TensorFlow Serving</text:p>
          </table:table-cell>
          <table:table-cell table:style-name="ce4" office:value-type="string" calcext:value-type="string">
            <text:p><text:a xlink:href="https://github.com/tensorflow/serving" xlink:type="simple">https://github.com/tensorflow/serving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l Serving</text:p>
          </table:table-cell>
          <table:table-cell table:style-name="ce1" office:value-type="string" calcext:value-type="string">
            <text:p>TorchServe</text:p>
          </table:table-cell>
          <table:table-cell table:style-name="ce4" office:value-type="string" calcext:value-type="string">
            <text:p><text:a xlink:href="https://github.com/pytorch/serve" xlink:type="simple">https://github.com/pytorch/serve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timization Tools</text:p>
          </table:table-cell>
          <table:table-cell table:style-name="ce2" office:value-type="string" calcext:value-type="string">
            <text:p>Dask</text:p>
          </table:table-cell>
          <table:table-cell table:style-name="ce6" office:value-type="string" calcext:value-type="string">
            <text:p><text:a xlink:href="https://github.com/dask/dask" xlink:type="simple">https://github.com/dask/dask</text:a></text:p>
          </table:table-cell>
          <table:table-cell table:style-name="ce2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DeepSpeed</text:p>
          </table:table-cell>
          <table:table-cell table:style-name="ce4" office:value-type="string" calcext:value-type="string">
            <text:p><text:a xlink:href="https://github.com/microsoft/DeepSpeed" xlink:type="simple">https://github.com/microsoft/DeepSpeed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Fiber</text:p>
          </table:table-cell>
          <table:table-cell table:style-name="ce4" office:value-type="string" calcext:value-type="string">
            <text:p><text:a xlink:href="https://github.com/uber/fiber" xlink:type="simple">https://github.com/uber/fiber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Horovod</text:p>
          </table:table-cell>
          <table:table-cell table:style-name="ce5" office:value-type="string" calcext:value-type="string">
            <text:p><text:a xlink:href="https://github.com/horovod/horovod" xlink:type="simple">https://github.com/horovod/horovod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Mahout</text:p>
          </table:table-cell>
          <table:table-cell table:style-name="ce4" office:value-type="string" calcext:value-type="string">
            <text:p><text:a xlink:href="https://github.com/apache/mahout" xlink:type="simple">https://github.com/apache/mahout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MLlib</text:p>
          </table:table-cell>
          <table:table-cell table:style-name="ce5" office:value-type="string" calcext:value-type="string">
            <text:p><text:a xlink:href="https://github.com/apache/spark/tree/master/mllib" xlink:type="simple">https://github.com/apache/spark/tree/master/mllib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Modin</text:p>
          </table:table-cell>
          <table:table-cell table:style-name="ce4" office:value-type="string" calcext:value-type="string">
            <text:p><text:a xlink:href="https://github.com/modin-project/modin" xlink:type="simple">https://github.com/modin-project/modin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Petastorm</text:p>
          </table:table-cell>
          <table:table-cell table:style-name="ce4" office:value-type="string" calcext:value-type="string">
            <text:p><text:a xlink:href="https://github.com/uber/petastorm" xlink:type="simple">https://github.com/uber/petastorm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Rapids</text:p>
          </table:table-cell>
          <table:table-cell table:style-name="ce8" office:value-type="string" calcext:value-type="string">
            <text:p><text:a xlink:href="https://github.com/rapidsai" xlink:type="simple">https://github.com/rapidsai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Ray</text:p>
          </table:table-cell>
          <table:table-cell table:style-name="ce4" office:value-type="string" calcext:value-type="string">
            <text:p><text:a xlink:href="https://github.com/ray-project/ray" xlink:type="simple">https://github.com/ray-project/ray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Singa</text:p>
          </table:table-cell>
          <table:table-cell table:style-name="ce4" office:value-type="string" calcext:value-type="string">
            <text:p><text:a xlink:href="https://github.com/apache/singa" xlink:type="simple">https://github.com/apache/singa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mization Tools</text:p>
          </table:table-cell>
          <table:table-cell table:style-name="ce1" office:value-type="string" calcext:value-type="string">
            <text:p>Tpot</text:p>
          </table:table-cell>
          <table:table-cell table:style-name="ce4" office:value-type="string" calcext:value-type="string">
            <text:p><text:a xlink:href="https://github.com/EpistasisLab/tpot" xlink:type="simple">https://github.com/EpistasisLab/tpot</text:a></text:p>
          </table:table-cell>
          <table:table-cell table:style-name="ce1" office:value-type="string" calcext:value-type="string">
            <text:p>LGPL-3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mplification Tools</text:p>
          </table:table-cell>
          <table:table-cell table:style-name="ce2" office:value-type="string" calcext:value-type="string">
            <text:p>Hermione</text:p>
          </table:table-cell>
          <table:table-cell table:style-name="ce6" office:value-type="string" calcext:value-type="string">
            <text:p><text:a xlink:href="https://github.com/a3data/hermione" xlink:type="simple">https://github.com/a3data/hermione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mplification Tools</text:p>
          </table:table-cell>
          <table:table-cell table:style-name="ce1" office:value-type="string" calcext:value-type="string">
            <text:p>Koalas</text:p>
          </table:table-cell>
          <table:table-cell table:style-name="ce4" office:value-type="string" calcext:value-type="string">
            <text:p><text:a xlink:href="https://github.com/databricks/koalas" xlink:type="simple">https://github.com/databricks/koalas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mplification Tools</text:p>
          </table:table-cell>
          <table:table-cell table:style-name="ce1" office:value-type="string" calcext:value-type="string">
            <text:p>Ludwig</text:p>
          </table:table-cell>
          <table:table-cell table:style-name="ce4" office:value-type="string" calcext:value-type="string">
            <text:p><text:a xlink:href="https://github.com/ludwig-ai/ludwig" xlink:type="simple">https://github.com/ludwig-ai/ludwig</text:a></text:p>
          </table:table-cell>
          <table:table-cell table:style-name="ce1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mplification Tools</text:p>
          </table:table-cell>
          <table:table-cell table:style-name="ce1" office:value-type="string" calcext:value-type="string">
            <text:p>PyCaret</text:p>
          </table:table-cell>
          <table:table-cell table:style-name="ce4" office:value-type="string" calcext:value-type="string">
            <text:p><text:a xlink:href="https://github.com/pycaret/pycaret" xlink:type="simple">https://github.com/pycaret/pycaret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mplification Tools</text:p>
          </table:table-cell>
          <table:table-cell table:style-name="ce1" office:value-type="string" calcext:value-type="string">
            <text:p>TrainGenerator</text:p>
          </table:table-cell>
          <table:table-cell table:style-name="ce4" office:value-type="string" calcext:value-type="string">
            <text:p><text:a xlink:href="https://github.com/jrieke/traingenerator" xlink:type="simple">https://github.com/jrieke/traingenerator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mplification Tools</text:p>
          </table:table-cell>
          <table:table-cell table:style-name="ce1" office:value-type="string" calcext:value-type="string">
            <text:p>Turi Create</text:p>
          </table:table-cell>
          <table:table-cell table:style-name="ce4" office:value-type="string" calcext:value-type="string">
            <text:p><text:a xlink:href="https://github.com/apple/turicreate" xlink:type="simple">https://github.com/apple/turicreate</text:a></text:p>
          </table:table-cell>
          <table:table-cell table:style-name="ce15" office:value-type="string" calcext:value-type="string">
            <text:p>BSD-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sual Analysis and Debugging</text:p>
          </table:table-cell>
          <table:table-cell table:style-name="ce2" office:value-type="string" calcext:value-type="string">
            <text:p>Manifold</text:p>
          </table:table-cell>
          <table:table-cell table:style-name="ce6" office:value-type="string" calcext:value-type="string">
            <text:p><text:a xlink:href="https://github.com/uber/manifold" xlink:type="simple">https://github.com/uber/manifold</text:a></text:p>
          </table:table-cell>
          <table:table-cell table:style-name="ce13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sual Analysis and Debugging</text:p>
          </table:table-cell>
          <table:table-cell table:style-name="ce1" office:value-type="string" calcext:value-type="string">
            <text:p>Netron</text:p>
          </table:table-cell>
          <table:table-cell table:style-name="ce4" office:value-type="string" calcext:value-type="string">
            <text:p><text:a xlink:href="https://github.com/lutzroeder/netron" xlink:type="simple">https://github.com/lutzroeder/netron</text:a></text:p>
          </table:table-cell>
          <table:table-cell table:style-name="ce1" office:value-type="string" calcext:value-type="string">
            <text:p>MI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sual Analysis and Debugging</text:p>
          </table:table-cell>
          <table:table-cell table:style-name="ce1" office:value-type="string" calcext:value-type="string">
            <text:p>Yellowbrick</text:p>
          </table:table-cell>
          <table:table-cell table:style-name="ce4" office:value-type="string" calcext:value-type="string">
            <text:p><text:a xlink:href="https://github.com/DistrictDataLabs/yellowbrick" xlink:type="simple">https://github.com/DistrictDataLabs/yellowbrick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orkflow Tools</text:p>
          </table:table-cell>
          <table:table-cell table:style-name="ce2" office:value-type="string" calcext:value-type="string">
            <text:p>Argo</text:p>
          </table:table-cell>
          <table:table-cell table:style-name="ce6" office:value-type="string" calcext:value-type="string">
            <text:p><text:a xlink:href="https://github.com/argoproj/argo-workflows" xlink:type="simple">https://github.com/argoproj/argo-workflows</text:a></text:p>
          </table:table-cell>
          <table:table-cell table:style-name="ce2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Couler</text:p>
          </table:table-cell>
          <table:table-cell table:style-name="ce4" office:value-type="string" calcext:value-type="string">
            <text:p><text:a xlink:href="https://github.com/couler-proj/couler" xlink:type="simple">https://github.com/couler-proj/couler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Flyte</text:p>
          </table:table-cell>
          <table:table-cell table:style-name="ce4" office:value-type="string" calcext:value-type="string">
            <text:p><text:a xlink:href="https://github.com/flyteorg/flyte" xlink:type="simple">https://github.com/flyteorg/flyte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Kale</text:p>
          </table:table-cell>
          <table:table-cell table:style-name="ce4" office:value-type="string" calcext:value-type="string">
            <text:p><text:a xlink:href="https://github.com/kubeflow-kale/kale" xlink:type="simple">https://github.com/kubeflow-kale/kale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Kedro</text:p>
          </table:table-cell>
          <table:table-cell table:style-name="ce4" office:value-type="string" calcext:value-type="string">
            <text:p><text:a xlink:href="https://github.com/quantumblacklabs/kedro" xlink:type="simple">https://github.com/quantumblacklabs/kedro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Luigi</text:p>
          </table:table-cell>
          <table:table-cell table:style-name="ce4" office:value-type="string" calcext:value-type="string">
            <text:p><text:a xlink:href="https://github.com/spotify/luigi" xlink:type="simple">https://github.com/spotify/luigi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Metaflow</text:p>
          </table:table-cell>
          <table:table-cell table:style-name="ce4" office:value-type="string" calcext:value-type="string">
            <text:p><text:a xlink:href="https://github.com/Netflix/metaflow" xlink:type="simple">https://github.com/Netflix/metaflow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MLRun</text:p>
          </table:table-cell>
          <table:table-cell table:style-name="ce4" office:value-type="string" calcext:value-type="string">
            <text:p><text:a xlink:href="https://github.com/mlrun/mlrun" xlink:type="simple">https://github.com/mlrun/mlrun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Prefect</text:p>
          </table:table-cell>
          <table:table-cell table:style-name="ce4" office:value-type="string" calcext:value-type="string">
            <text:p><text:a xlink:href="https://github.com/PrefectHQ/prefect" xlink:type="simple">https://github.com/PrefectHQ/prefect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orkflow Tools</text:p>
          </table:table-cell>
          <table:table-cell table:style-name="ce1" office:value-type="string" calcext:value-type="string">
            <text:p>ZenML</text:p>
          </table:table-cell>
          <table:table-cell table:style-name="ce4" office:value-type="string" calcext:value-type="string">
            <text:p><text:a xlink:href="https://github.com/maiot-io/zenml" xlink:type="simple">https://github.com/maiot-io/zenml</text:a></text:p>
          </table:table-cell>
          <table:table-cell table:style-name="ce1" office:value-type="string" calcext:value-type="string">
            <text:p>Apache-2.0</text:p>
          </table:table-cell>
          <table:table-cell table:number-columns-repeated="102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thub" table:style-name="ta2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Forks</text:p>
          </table:table-cell>
          <table:table-cell table:style-name="ce1" office:value-type="string" calcext:value-type="string">
            <text:p>Total de commits na master</text:p>
          </table:table-cell>
          <table:table-cell table:style-name="ce1" office:value-type="string" calcext:value-type="string">
            <text:p>Último commit na master &gt; 6 meses</text:p>
          </table:table-cell>
          <table:table-cell table:number-columns-repeated="1019"/>
        </table:table-row>
        <table:table-row table:style-name="ro1">
          <table:table-cell table:style-name="ce16" table:formula="of:=[$Ferramentas.B2]" office:value-type="string" office:string-value="AutoGluon" calcext:value-type="string">
            <text:p>AutoGluon</text:p>
          </table:table-cell>
          <table:table-cell table:style-name="ce1" office:value-type="float" office:value="3163" calcext:value-type="float">
            <text:p>3163</text:p>
          </table:table-cell>
          <table:table-cell table:style-name="ce1" office:value-type="float" office:value="408" calcext:value-type="float">
            <text:p>408</text:p>
          </table:table-cell>
          <table:table-cell table:style-name="ce19" office:value-type="float" office:value="597" calcext:value-type="float">
            <text:p>59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]" office:value-type="string" office:string-value="AutoKeras" calcext:value-type="string">
            <text:p>AutoKeras</text:p>
          </table:table-cell>
          <table:table-cell table:style-name="ce1" office:value-type="float" office:value="7940" calcext:value-type="float">
            <text:p>7940</text:p>
          </table:table-cell>
          <table:table-cell table:style-name="ce1" office:value-type="float" office:value="1282" calcext:value-type="float">
            <text:p>1282</text:p>
          </table:table-cell>
          <table:table-cell table:style-name="ce19" office:value-type="float" office:value="1251" calcext:value-type="float">
            <text:p>125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]" office:value-type="string" office:string-value="AutoPyTorch" calcext:value-type="string">
            <text:p>AutoPyTorch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149" calcext:value-type="float">
            <text:p>149</text:p>
          </table:table-cell>
          <table:table-cell table:style-name="ce19" office:value-type="float" office:value="127" calcext:value-type="float">
            <text:p>12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]" office:value-type="string" office:string-value="AutoSKLearn" calcext:value-type="string">
            <text:p>AutoSKLearn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014" calcext:value-type="float">
            <text:p>1014</text:p>
          </table:table-cell>
          <table:table-cell table:style-name="ce19" office:value-type="float" office:value="2457" calcext:value-type="float">
            <text:p>245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]" office:value-type="string" office:string-value="MLBox" calcext:value-type="string">
            <text:p>MLBox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254" calcext:value-type="float">
            <text:p>254</text:p>
          </table:table-cell>
          <table:table-cell table:style-name="ce19" office:value-type="float" office:value="1121" calcext:value-type="float">
            <text:p>1121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table:formula="of:=[$Ferramentas.B7]" office:value-type="string" office:string-value="CML" calcext:value-type="string">
            <text:p>CML</text:p>
          </table:table-cell>
          <table:table-cell table:style-name="ce1" office:value-type="float" office:value="2355" calcext:value-type="float">
            <text:p>2355</text:p>
          </table:table-cell>
          <table:table-cell table:style-name="ce1" office:value-type="float" office:value="149" calcext:value-type="float">
            <text:p>149</text:p>
          </table:table-cell>
          <table:table-cell table:style-name="ce19" office:value-type="float" office:value="202" calcext:value-type="float">
            <text:p>202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]" office:value-type="string" office:string-value="minicron" calcext:value-type="string">
            <text:p>minicron</text:p>
          </table:table-cell>
          <table:table-cell table:style-name="ce1" office:value-type="float" office:value="2344" calcext:value-type="float">
            <text:p>2344</text:p>
          </table:table-cell>
          <table:table-cell table:style-name="ce1" office:value-type="float" office:value="164" calcext:value-type="float">
            <text:p>164</text:p>
          </table:table-cell>
          <table:table-cell table:style-name="ce19" office:value-type="float" office:value="1249" calcext:value-type="float">
            <text:p>1249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table:formula="of:=[$Ferramentas.B9]" office:value-type="string" office:string-value="healthchecks" calcext:value-type="string">
            <text:p>healthchecks</text:p>
          </table:table-cell>
          <table:table-cell table:style-name="ce1" office:value-type="float" office:value="3744" calcext:value-type="float">
            <text:p>3744</text:p>
          </table:table-cell>
          <table:table-cell table:style-name="ce1" office:value-type="float" office:value="470" calcext:value-type="float">
            <text:p>470</text:p>
          </table:table-cell>
          <table:table-cell table:style-name="ce19" office:value-type="float" office:value="1673" calcext:value-type="float">
            <text:p>1673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0]" office:value-type="string" office:string-value="Apache Zeppelin" calcext:value-type="string">
            <text:p>Apache Zeppelin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2463" calcext:value-type="float">
            <text:p>2463</text:p>
          </table:table-cell>
          <table:table-cell table:style-name="ce19" office:value-type="float" office:value="4861" calcext:value-type="float">
            <text:p>486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1]" office:value-type="string" office:string-value="Jupyter Notebook" calcext:value-type="string">
            <text:p>Jupyter Notebook</text:p>
          </table:table-cell>
          <table:table-cell table:style-name="ce1" office:value-type="float" office:value="8230" calcext:value-type="float">
            <text:p>8230</text:p>
          </table:table-cell>
          <table:table-cell table:style-name="ce1" office:value-type="float" office:value="3388" calcext:value-type="float">
            <text:p>3388</text:p>
          </table:table-cell>
          <table:table-cell table:style-name="ce19" office:value-type="float" office:value="12046" calcext:value-type="float">
            <text:p>1204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2]" office:value-type="string" office:string-value="Polynote" calcext:value-type="string">
            <text:p>Polynote</text:p>
          </table:table-cell>
          <table:table-cell table:style-name="ce1" office:value-type="float" office:value="4144" calcext:value-type="float">
            <text:p>4144</text:p>
          </table:table-cell>
          <table:table-cell table:style-name="ce1" office:value-type="float" office:value="364" calcext:value-type="float">
            <text:p>364</text:p>
          </table:table-cell>
          <table:table-cell table:style-name="ce19" office:value-type="float" office:value="2077" calcext:value-type="float">
            <text:p>207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3]" office:value-type="string" office:string-value="dvc" calcext:value-type="string">
            <text:p>dvc</text:p>
          </table:table-cell>
          <table:table-cell table:style-name="ce1" office:value-type="float" office:value="7871" calcext:value-type="float">
            <text:p>7871</text:p>
          </table:table-cell>
          <table:table-cell table:style-name="ce1" office:value-type="float" office:value="750" calcext:value-type="float">
            <text:p>750</text:p>
          </table:table-cell>
          <table:table-cell table:style-name="ce19" office:value-type="float" office:value="6568" calcext:value-type="float">
            <text:p>656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4]" office:value-type="string" office:string-value="Arrikto" calcext:value-type="string">
            <text:p>Arrikto</text:p>
          </table:table-cell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6" table:formula="of:=[$Ferramentas.B15]" office:value-type="string" office:string-value="Intake" calcext:value-type="string">
            <text:p>Intake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01" calcext:value-type="float">
            <text:p>101</text:p>
          </table:table-cell>
          <table:table-cell table:style-name="ce19" office:value-type="float" office:value="1679" calcext:value-type="float">
            <text:p>167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6]" office:value-type="string" office:string-value="lakeFS" calcext:value-type="string">
            <text:p>lakeFS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135" calcext:value-type="float">
            <text:p>135</text:p>
          </table:table-cell>
          <table:table-cell table:style-name="ce19" office:value-type="float" office:value="2344" calcext:value-type="float">
            <text:p>2344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7]" office:value-type="string" office:string-value="Airflow" calcext:value-type="string">
            <text:p>Airflow</text:p>
          </table:table-cell>
          <table:table-cell table:style-name="ce1" office:value-type="float" office:value="21418" calcext:value-type="float">
            <text:p>21418</text:p>
          </table:table-cell>
          <table:table-cell table:style-name="ce1" office:value-type="float" office:value="8441" calcext:value-type="float">
            <text:p>8441</text:p>
          </table:table-cell>
          <table:table-cell table:style-name="ce19" office:value-type="float" office:value="12325" calcext:value-type="float">
            <text:p>1232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8]" office:value-type="string" office:string-value="Hadoop" calcext:value-type="string">
            <text:p>Hadoop</text:p>
          </table:table-cell>
          <table:table-cell table:style-name="ce1" office:value-type="float" office:value="11573" calcext:value-type="float">
            <text:p>11573</text:p>
          </table:table-cell>
          <table:table-cell table:style-name="ce1" office:value-type="float" office:value="7100" calcext:value-type="float">
            <text:p>7100</text:p>
          </table:table-cell>
          <table:table-cell table:style-name="ce19" office:value-type="float" office:value="24685" calcext:value-type="float">
            <text:p>2468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19]" office:value-type="string" office:string-value="Spark" calcext:value-type="string">
            <text:p>Spark</text:p>
          </table:table-cell>
          <table:table-cell table:style-name="ce1" office:value-type="float" office:value="29548" calcext:value-type="float">
            <text:p>29548</text:p>
          </table:table-cell>
          <table:table-cell table:style-name="ce1" office:value-type="float" office:value="23500" calcext:value-type="float">
            <text:p>23500</text:p>
          </table:table-cell>
          <table:table-cell table:style-name="ce19" office:value-type="float" office:value="29516" calcext:value-type="float">
            <text:p>2951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0]" office:value-type="string" office:string-value="Dagster" calcext:value-type="string">
            <text:p>Dagster</text:p>
          </table:table-cell>
          <table:table-cell table:style-name="ce1" office:value-type="float" office:value="3195" calcext:value-type="float">
            <text:p>3195</text:p>
          </table:table-cell>
          <table:table-cell table:style-name="ce1" office:value-type="float" office:value="307" calcext:value-type="float">
            <text:p>307</text:p>
          </table:table-cell>
          <table:table-cell table:style-name="ce19" office:value-type="float" office:value="6866" calcext:value-type="float">
            <text:p>686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1]" office:value-type="string" office:string-value="Cerberus" calcext:value-type="string">
            <text:p>Cerberus</text:p>
          </table:table-cell>
          <table:table-cell table:style-name="ce1" office:value-type="float" office:value="2465" calcext:value-type="float">
            <text:p>2465</text:p>
          </table:table-cell>
          <table:table-cell table:style-name="ce1" office:value-type="float" office:value="209" calcext:value-type="float">
            <text:p>209</text:p>
          </table:table-cell>
          <table:table-cell table:style-name="ce19" office:value-type="float" office:value="1134" calcext:value-type="float">
            <text:p>1134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2]" office:value-type="string" office:string-value="dash" calcext:value-type="string">
            <text:p>dash</text:p>
          </table:table-cell>
          <table:table-cell table:style-name="ce1" office:value-type="float" office:value="14100" calcext:value-type="float">
            <text:p>141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9" office:value-type="float" office:value="3621" calcext:value-type="float">
            <text:p>362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3]" office:value-type="string" office:string-value="Data Studio" calcext:value-type="string">
            <text:p>Data Studio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6" table:formula="of:=[$Ferramentas.B24]" office:value-type="string" office:string-value="Facets" calcext:value-type="string">
            <text:p>Facets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835" calcext:value-type="float">
            <text:p>835</text:p>
          </table:table-cell>
          <table:table-cell table:style-name="ce19" office:value-type="float" office:value="262" calcext:value-type="float">
            <text:p>262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5]" office:value-type="string" office:string-value="Metabase" calcext:value-type="string">
            <text:p>Metabase</text:p>
          </table:table-cell>
          <table:table-cell table:style-name="ce1" office:value-type="float" office:value="24100" calcext:value-type="float">
            <text:p>24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9" office:value-type="float" office:value="20206" calcext:value-type="float">
            <text:p>2020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6]" office:value-type="string" office:string-value="Redash" calcext:value-type="string">
            <text:p>Redash</text:p>
          </table:table-cell>
          <table:table-cell table:style-name="ce1" office:value-type="float" office:value="18300" calcext:value-type="float">
            <text:p>183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9" office:value-type="float" office:value="7205" calcext:value-type="float">
            <text:p>720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7]" office:value-type="string" office:string-value="Superset" calcext:value-type="string">
            <text:p>Superset</text:p>
          </table:table-cell>
          <table:table-cell table:style-name="ce1" office:value-type="float" office:value="35800" calcext:value-type="float">
            <text:p>35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9" office:value-type="float" office:value="6960" calcext:value-type="float">
            <text:p>696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28]" office:value-type="string" office:string-value="Tableau" calcext:value-type="string">
            <text:p>Tableau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6" table:formula="of:=[$Ferramentas.B29]" office:value-type="string" office:string-value="Butterfree" calcext:value-type="string">
            <text:p>Butterfree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9" calcext:value-type="float">
            <text:p>19</text:p>
          </table:table-cell>
          <table:table-cell table:style-name="ce19" office:value-type="float" office:value="247" calcext:value-type="float">
            <text:p>24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0]" office:value-type="string" office:string-value="ByteHub" calcext:value-type="string">
            <text:p>ByteHub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1]" office:value-type="string" office:string-value="Feast" calcext:value-type="string">
            <text:p>Feast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63" calcext:value-type="float">
            <text:p>263</text:p>
          </table:table-cell>
          <table:table-cell table:style-name="ce19" office:value-type="float" office:value="1485" calcext:value-type="float">
            <text:p>148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7" table:formula="of:=[$Ferramentas.B32]" office:value-type="string" office:string-value="Hyperas" calcext:value-type="string">
            <text:p>Hyperas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303" calcext:value-type="float">
            <text:p>303</text:p>
          </table:table-cell>
          <table:table-cell table:style-name="ce19" office:value-type="float" office:value="209" calcext:value-type="float">
            <text:p>20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3]" office:value-type="string" office:string-value="Hyperopt" calcext:value-type="string">
            <text:p>Hyperopt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870" calcext:value-type="float">
            <text:p>870</text:p>
          </table:table-cell>
          <table:table-cell table:style-name="ce19" office:value-type="float" office:value="1169" calcext:value-type="float">
            <text:p>116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4]" office:value-type="string" office:string-value="Katib" calcext:value-type="string">
            <text:p>Katib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244" calcext:value-type="float">
            <text:p>244</text:p>
          </table:table-cell>
          <table:table-cell table:style-name="ce19" office:value-type="float" office:value="770" calcext:value-type="float">
            <text:p>77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5]" office:value-type="string" office:string-value="optuna" calcext:value-type="string">
            <text:p>optuna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74" calcext:value-type="float">
            <text:p>474</text:p>
          </table:table-cell>
          <table:table-cell table:style-name="ce19" office:value-type="float" office:value="9389" calcext:value-type="float">
            <text:p>938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6]" office:value-type="string" office:string-value="Scikit Optimize" calcext:value-type="string">
            <text:p>Scikit Optimize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396" calcext:value-type="float">
            <text:p>396</text:p>
          </table:table-cell>
          <table:table-cell table:style-name="ce19" office:value-type="float" office:value="1541" calcext:value-type="float">
            <text:p>154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7]" office:value-type="string" office:string-value="Tune" calcext:value-type="string">
            <text:p>Tune</text:p>
          </table:table-cell>
          <table:table-cell table:number-columns-repeated="2"/>
          <table:table-cell table:style-name="ce14"/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8]" office:value-type="string" office:string-value="Alibi" calcext:value-type="string">
            <text:p>Alibi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41" calcext:value-type="float">
            <text:p>24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39]" office:value-type="string" office:string-value="InterpretML" calcext:value-type="string">
            <text:p>InterpretML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488" calcext:value-type="float">
            <text:p>148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0]" office:value-type="string" office:string-value="LIME" calcext:value-type="string">
            <text:p>LIME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508" calcext:value-type="float">
            <text:p>50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1]" office:value-type="string" office:string-value="SHAP" calcext:value-type="string">
            <text:p>SHAP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26" calcext:value-type="float">
            <text:p>192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2]" office:value-type="string" office:string-value="Comet" calcext:value-type="string">
            <text:p>Comet</text:p>
          </table:table-cell>
          <table:table-cell table:number-columns-repeated="1023"/>
        </table:table-row>
        <table:table-row table:style-name="ro1">
          <table:table-cell table:style-name="ce16" table:formula="of:=[$Ferramentas.B43]" office:value-type="string" office:string-value="Mlflow" calcext:value-type="string">
            <text:p>Mlflow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925" calcext:value-type="float">
            <text:p>192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4]" office:value-type="string" office:string-value="ModelDB" calcext:value-type="string">
            <text:p>ModelDB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509" calcext:value-type="float">
            <text:p>250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5]" office:value-type="string" office:string-value="Neptune AI" calcext:value-type="string">
            <text:p>Neptune AI</text:p>
          </table:table-cell>
          <table:table-cell table:number-columns-repeated="1023"/>
        </table:table-row>
        <table:table-row table:style-name="ro1">
          <table:table-cell table:style-name="ce16" table:formula="of:=[$Ferramentas.B46]" office:value-type="string" office:string-value="Replicate" calcext:value-type="string">
            <text:p>Replicat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7" calcext:value-type="float">
            <text:p>78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7]" office:value-type="string" office:string-value="Sacred" calcext:value-type="string">
            <text:p>Sacred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1303" calcext:value-type="float">
            <text:p>1303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8]" office:value-type="string" office:string-value="BentoML" calcext:value-type="string">
            <text:p>BentoML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016" calcext:value-type="float">
            <text:p>101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49]" office:value-type="string" office:string-value="BudgetML" calcext:value-type="string">
            <text:p>BudgetML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0" calcext:value-type="float">
            <text:p>9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0]" office:value-type="string" office:string-value="Cortex" calcext:value-type="string">
            <text:p>Cortex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934" calcext:value-type="float">
            <text:p>1934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1]" office:value-type="string" office:string-value="GraphPipe" calcext:value-type="string">
            <text:p>GraphPipe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" calcext:value-type="float">
            <text:p>29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table:formula="of:=[$Ferramentas.B52]" office:value-type="string" office:string-value="KFServing" calcext:value-type="string">
            <text:p>KFServing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702" calcext:value-type="float">
            <text:p>702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3]" office:value-type="string" office:string-value="PredictionIO" calcext:value-type="string">
            <text:p>PredictionIO</text:p>
          </table:table-cell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495" calcext:value-type="float">
            <text:p>4495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table:formula="of:=[$Ferramentas.B54]" office:value-type="string" office:string-value="Seldon" calcext:value-type="string">
            <text:p>Seldon</text:p>
          </table:table-cell>
          <table:table-cell table:number-columns-repeated="1023"/>
        </table:table-row>
        <table:table-row table:style-name="ro1">
          <table:table-cell table:style-name="ce16" table:formula="of:=[$Ferramentas.B55]" office:value-type="string" office:string-value="Streamlit" calcext:value-type="string">
            <text:p>Streamlit</text:p>
          </table:table-cell>
          <table:table-cell table:style-name="ce1" office:value-type="float" office:value="13800" calcext:value-type="float">
            <text:p>138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933" calcext:value-type="float">
            <text:p>3933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6]" office:value-type="string" office:string-value="TensorFlow Serving" calcext:value-type="string">
            <text:p>TensorFlow Serving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5855" calcext:value-type="float">
            <text:p>585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7]" office:value-type="string" office:string-value="TorchServe" calcext:value-type="string">
            <text:p>TorchServe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091" calcext:value-type="float">
            <text:p>109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8]" office:value-type="string" office:string-value="Dask" calcext:value-type="string">
            <text:p>Dask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399" calcext:value-type="float">
            <text:p>639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59]" office:value-type="string" office:string-value="DeepSpeed" calcext:value-type="string">
            <text:p>DeepSpeed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63" calcext:value-type="float">
            <text:p>463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0]" office:value-type="string" office:string-value="Fiber" calcext:value-type="string">
            <text:p>Fiber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6" calcext:value-type="float">
            <text:p>6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1]" office:value-type="string" office:string-value="Horovod" calcext:value-type="string">
            <text:p>Horovod</text:p>
          </table:table-cell>
          <table:table-cell table:style-name="ce1" office:value-type="float" office:value="10900" calcext:value-type="float">
            <text:p>109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82" calcext:value-type="float">
            <text:p>982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2]" office:value-type="string" office:string-value="Mahout" calcext:value-type="string">
            <text:p>Mahout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4499" calcext:value-type="float">
            <text:p>449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3]" office:value-type="string" office:string-value="MLlib" calcext:value-type="string">
            <text:p>MLlib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16" table:formula="of:=[$Ferramentas.B64]" office:value-type="string" office:string-value="Modin" calcext:value-type="string">
            <text:p>Modin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1318" calcext:value-type="float">
            <text:p>131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5]" office:value-type="string" office:string-value="Petastorm" calcext:value-type="string">
            <text:p>Petastorm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16" calcext:value-type="float">
            <text:p>61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6]" office:value-type="string" office:string-value="Rapids" calcext:value-type="string">
            <text:p>Rapids</text:p>
          </table:table-cell>
          <table:table-cell table:number-columns-repeated="1023"/>
        </table:table-row>
        <table:table-row table:style-name="ro1">
          <table:table-cell table:style-name="ce16" table:formula="of:=[$Ferramentas.B67]" office:value-type="string" office:string-value="Ray" calcext:value-type="string">
            <text:p>Ray</text:p>
          </table:table-cell>
          <table:table-cell table:style-name="ce1" office:value-type="float" office:value="15200" calcext:value-type="float">
            <text:p>152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7529" calcext:value-type="float">
            <text:p>7529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8]" office:value-type="string" office:string-value="Singa" calcext:value-type="string">
            <text:p>Singa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2265" calcext:value-type="float">
            <text:p>226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69]" office:value-type="string" office:string-value="Tpot" calcext:value-type="string">
            <text:p>Tpot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368" calcext:value-type="float">
            <text:p>236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0]" office:value-type="string" office:string-value="Hermione" calcext:value-type="string">
            <text:p>Hermione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4" calcext:value-type="float">
            <text:p>104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1]" office:value-type="string" office:string-value="Koalas" calcext:value-type="string">
            <text:p>Koalas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497" calcext:value-type="float">
            <text:p>149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2]" office:value-type="string" office:string-value="Ludwig" calcext:value-type="string">
            <text:p>Ludwig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071" calcext:value-type="float">
            <text:p>207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3]" office:value-type="string" office:string-value="PyCaret" calcext:value-type="string">
            <text:p>PyCaret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1701" calcext:value-type="float">
            <text:p>1701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4]" office:value-type="string" office:string-value="TrainGenerator" calcext:value-type="string">
            <text:p>TrainGenerator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6" calcext:value-type="float">
            <text:p>11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5]" office:value-type="string" office:string-value="Turi Create" calcext:value-type="string">
            <text:p>Turi Create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566" calcext:value-type="float">
            <text:p>1566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6]" office:value-type="string" office:string-value="Manifold" calcext:value-type="string">
            <text:p>Manifold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70" calcext:value-type="float">
            <text:p>170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table:formula="of:=[$Ferramentas.B77]" office:value-type="string" office:string-value="Netron" calcext:value-type="string">
            <text:p>Netron</text:p>
          </table:table-cell>
          <table:table-cell table:style-name="ce1" office:value-type="float" office:value="13600" calcext:value-type="float">
            <text:p>136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4140" calcext:value-type="float">
            <text:p>414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8]" office:value-type="string" office:string-value="Yellowbrick" calcext:value-type="string">
            <text:p>Yellowbrick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847" calcext:value-type="float">
            <text:p>84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79]" office:value-type="string" office:string-value="Argo" calcext:value-type="string">
            <text:p>Argo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282" calcext:value-type="float">
            <text:p>2282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0]" office:value-type="string" office:string-value="Couler" calcext:value-type="string">
            <text:p>Couler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7" calcext:value-type="float">
            <text:p>14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1]" office:value-type="string" office:string-value="Flyte" calcext:value-type="string">
            <text:p>Flyte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8" calcext:value-type="float">
            <text:p>18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2]" office:value-type="string" office:string-value="Kale" calcext:value-type="string">
            <text:p>Kale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4" calcext:value-type="float">
            <text:p>574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3]" office:value-type="string" office:string-value="Kedro" calcext:value-type="string">
            <text:p>Kedro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184" calcext:value-type="float">
            <text:p>1184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4]" office:value-type="string" office:string-value="Luigi" calcext:value-type="string">
            <text:p>Luigi</text:p>
          </table:table-cell>
          <table:table-cell table:style-name="ce1" office:value-type="float" office:value="14300" calcext:value-type="float">
            <text:p>143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3948" calcext:value-type="float">
            <text:p>3948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5]" office:value-type="string" office:string-value="Metaflow" calcext:value-type="string">
            <text:p>Metaflow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95" calcext:value-type="float">
            <text:p>195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6]" office:value-type="string" office:string-value="MLRun" calcext:value-type="string">
            <text:p>MLRun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1067" calcext:value-type="float">
            <text:p>11067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7]" office:value-type="string" office:string-value="Prefect" calcext:value-type="string">
            <text:p>Prefect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3533" calcext:value-type="float">
            <text:p>13533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table:formula="of:=[$Ferramentas.B88]" office:value-type="string" office:string-value="ZenML" calcext:value-type="string">
            <text:p>ZenM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12" calcext:value-type="float">
            <text:p>912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table:formula="of:=[$Ferramentas.B8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9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8" table:formula="of:=[$Ferramentas.B10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ithub.A2:Github.A88">
            <calcext:condition calcext:apply-style-name="ConditionalStyle_1" calcext:value="formula-is(ISEVEN(ROW()))" calcext:base-cell-address="Github.A2"/>
          </calcext:conditional-format>
          <calcext:conditional-format calcext:target-range-address="Github.A2:Github.A88">
            <calcext:condition calcext:apply-style-name="ConditionalStyle_2" calcext:value="formula-is(ISODD(ROW()))" calcext:base-cell-address="Github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f3f3f3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rramentas" style:display-name="PageStyle_Ferram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thub" style:display-name="PageStyle_Githu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71" meta:object-count="0"/>
    <meta:generator>LibreOfficeDev/6.0.5.2$Linux_X86_64 LibreOffice_project/</meta:generator>
  </office:meta>
</office:document-meta>
</file>